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Lohit Marathi" svg:font-family="Lohit Marath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2in" style:use-optimal-column-width="false"/>
    </style:style>
    <style:style style:name="TableColumn3" style:family="table-column">
      <style:table-column-properties style:column-width="4.843in" style:use-optimal-column-width="false"/>
    </style:style>
    <style:style style:name="Table1" style:family="table" style:master-page-name="MP0">
      <style:table-properties style:width="6.043in" fo:margin-left="-0.0784in" table:align="left"/>
    </style:style>
    <style:style style:name="TableRow4" style:family="table-row">
      <style:table-row-properties style:min-row-height="0.4791in" style:use-optimal-row-height="false"/>
    </style:style>
    <style:style style:name="TableCell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/>
    </style:style>
    <style:style style:name="T7" style:parent-style-name="DefaultParagraphFont" style:family="text"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TableCell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T9" style:parent-style-name="DefaultParagraphFont" style:family="text"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TableRow10" style:family="table-row">
      <style:table-row-properties style:min-row-height="0.3083in" style:use-optimal-row-height="false"/>
    </style:style>
    <style:style style:name="TableCell1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T12" style:parent-style-name="DefaultParagraphFont" style:family="text"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list-style-name="LFO5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16" style:parent-style-name="Standard" style:list-style-name="LFO5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17" style:parent-style-name="Standard" style:list-style-name="LFO5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18" style:parent-style-name="Standard" style:list-style-name="LFO5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19" style:parent-style-name="Standard" style:list-style-name="LFO5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20" style:parent-style-name="Standard" style:list-style-name="LFO5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21" style:parent-style-name="Standard" style:family="paragraph">
      <style:paragraph-properties style:snap-to-layout-grid="false"/>
      <style:text-properties style:font-name="Arial Narrow" style:font-name-complex="Arial Narrow" fo:font-size="10pt" style:font-size-asian="10pt" style:font-size-complex="10pt"/>
    </style:style>
    <style:style style:name="P22" style:parent-style-name="Standard" style:family="paragraph">
      <style:paragraph-properties style:snap-to-layout-grid="false"/>
      <style:text-properties style:font-name="Arial Narrow" style:font-name-complex="Arial Narrow" fo:font-size="10pt" style:font-size-asian="10pt" style:font-size-complex="10pt"/>
    </style:style>
    <style:style style:name="P23" style:parent-style-name="Standard" style:family="paragraph">
      <style:paragraph-properties style:snap-to-layout-grid="false"/>
      <style:text-properties style:font-name="Arial Narrow" style:font-name-complex="Arial Narrow" fo:font-size="10pt" style:font-size-asian="10pt" style:font-size-complex="10pt"/>
    </style:style>
    <style:style style:name="P24" style:parent-style-name="Standard" style:family="paragraph">
      <style:text-properties style:font-name="Arial Narrow" style:font-name-complex="Arial Narrow" fo:font-size="10pt" style:font-size-asian="10pt" style:font-size-complex="10pt"/>
    </style:style>
    <style:style style:name="TableColumn26" style:family="table-column">
      <style:table-column-properties style:column-width="1.2in" style:use-optimal-column-width="false"/>
    </style:style>
    <style:style style:name="TableColumn27" style:family="table-column">
      <style:table-column-properties style:column-width="4.843in" style:use-optimal-column-width="false"/>
    </style:style>
    <style:style style:name="Table25" style:family="table">
      <style:table-properties style:width="6.043in" fo:margin-left="-0.0784in" table:align="left"/>
    </style:style>
    <style:style style:name="TableRow28" style:family="table-row">
      <style:table-row-properties style:min-row-height="0.4791in"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T30" style:parent-style-name="DefaultParagraphFont" style:family="text"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TableCell3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T32" style:parent-style-name="DefaultParagraphFont" style:family="text"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T35" style:parent-style-name="DefaultParagraphFont" style:family="text"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list-style-name="LFO10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39" style:parent-style-name="Standard" style:list-style-name="LFO10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40" style:parent-style-name="Standard" style:list-style-name="LFO10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41" style:parent-style-name="Standard" style:family="paragraph">
      <style:paragraph-properties style:snap-to-layout-grid="false"/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P42" style:parent-style-name="Standard" style:family="paragraph">
      <style:paragraph-properties style:snap-to-layout-grid="false"/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P43" style:parent-style-name="Standard" style:family="paragraph">
      <style:paragraph-properties style:snap-to-layout-grid="false"/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P44" style:parent-style-name="Standard" style:family="paragraph">
      <style:text-properties style:font-name="Arial Narrow" style:font-name-complex="Arial Narrow" fo:font-size="10pt" style:font-size-asian="10pt" style:font-size-complex="10pt"/>
    </style:style>
    <style:style style:name="TableColumn46" style:family="table-column">
      <style:table-column-properties style:column-width="1.2in" style:use-optimal-column-width="false"/>
    </style:style>
    <style:style style:name="TableColumn47" style:family="table-column">
      <style:table-column-properties style:column-width="4.843in" style:use-optimal-column-width="false"/>
    </style:style>
    <style:style style:name="Table45" style:family="table">
      <style:table-properties style:width="6.043in" fo:margin-left="-0.0784in" table:align="left"/>
    </style:style>
    <style:style style:name="TableRow48" style:family="table-row">
      <style:table-row-properties style:min-row-height="0.2395in"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T50" style:parent-style-name="DefaultParagraphFont" style:family="text"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TableCell5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T52" style:parent-style-name="DefaultParagraphFont" style:family="text"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list-style-name="LFO11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56" style:parent-style-name="Standard" style:list-style-name="LFO11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57" style:parent-style-name="Standard" style:list-style-name="LFO11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58" style:parent-style-name="Standard" style:list-style-name="LFO11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59" style:parent-style-name="Standard" style:list-style-name="LFO11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60" style:parent-style-name="Standard" style:family="paragraph">
      <style:paragraph-properties style:snap-to-layout-grid="false"/>
      <style:text-properties style:font-name="Arial Narrow" style:font-name-complex="Arial Narrow" fo:font-size="10pt" style:font-size-asian="10pt" style:font-size-complex="10pt"/>
    </style:style>
    <style:style style:name="P61" style:parent-style-name="Standard" style:family="paragraph">
      <style:paragraph-properties style:snap-to-layout-grid="false"/>
      <style:text-properties style:font-name="Arial Narrow" style:font-name-complex="Arial Narrow" fo:font-size="10pt" style:font-size-asian="10pt" style:font-size-complex="10pt"/>
    </style:style>
    <style:style style:name="P62" style:parent-style-name="Standard" style:family="paragraph">
      <style:paragraph-properties style:snap-to-layout-grid="false"/>
      <style:text-properties style:font-name="Arial Narrow" style:font-name-complex="Arial Narrow" fo:font-size="10pt" style:font-size-asian="10pt" style:font-size-complex="10pt"/>
    </style:style>
    <style:style style:name="P63" style:parent-style-name="Standard" style:family="paragraph">
      <style:paragraph-properties style:snap-to-layout-grid="false"/>
      <style:text-properties style:font-name="Arial Narrow" style:font-name-complex="Arial Narrow" fo:font-size="10pt" style:font-size-asian="10pt" style:font-size-complex="10pt"/>
    </style:style>
    <style:style style:name="P64" style:parent-style-name="Standard" style:family="paragraph">
      <style:text-properties style:font-name="Arial Narrow" style:font-name-complex="Arial Narrow" fo:font-size="10pt" style:font-size-asian="10pt" style:font-size-complex="10pt"/>
    </style:style>
    <style:style style:name="TableColumn66" style:family="table-column">
      <style:table-column-properties style:column-width="1.2in" style:use-optimal-column-width="false"/>
    </style:style>
    <style:style style:name="TableColumn67" style:family="table-column">
      <style:table-column-properties style:column-width="4.843in" style:use-optimal-column-width="false"/>
    </style:style>
    <style:style style:name="Table65" style:family="table">
      <style:table-properties style:width="6.043in" fo:margin-left="-0.0784in" table:align="left"/>
    </style:style>
    <style:style style:name="TableRow68" style:family="table-row">
      <style:table-row-properties style:min-row-height="0.4791in" style:use-optimal-row-height="false"/>
    </style:style>
    <style:style style:name="TableCell6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T70" style:parent-style-name="DefaultParagraphFont" style:family="text"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TableCell7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T72" style:parent-style-name="DefaultParagraphFont" style:family="text"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TableRow73" style:family="table-row">
      <style:table-row-properties style:min-row-height="0.3083in" style:use-optimal-row-height="false"/>
    </style:style>
    <style:style style:name="TableCell7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T75" style:parent-style-name="DefaultParagraphFont" style:family="text"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list-style-name="LFO12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79" style:parent-style-name="Standard" style:list-style-name="LFO12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80" style:parent-style-name="Standard" style:list-style-name="LFO12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81" style:parent-style-name="Standard" style:list-style-name="LFO12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82" style:parent-style-name="Standard" style:list-style-name="LFO12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83" style:parent-style-name="Standard" style:list-style-name="LFO12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84" style:parent-style-name="Standard" style:family="paragraph">
      <style:paragraph-properties style:snap-to-layout-grid="false"/>
      <style:text-properties style:font-name="Arial Narrow" style:font-name-complex="Arial Narrow" fo:font-size="10pt" style:font-size-asian="10pt" style:font-size-complex="10pt"/>
    </style:style>
    <style:style style:name="P85" style:parent-style-name="Standard" style:family="paragraph">
      <style:text-properties style:font-name="Arial Narrow" style:font-name-complex="Arial Narrow" fo:font-size="10pt" style:font-size-asian="10pt" style:font-size-complex="10pt"/>
    </style:style>
    <style:style style:name="P86" style:parent-style-name="Standard" style:family="paragraph">
      <style:text-properties style:font-name="Arial Narrow" style:font-name-complex="Arial Narrow" fo:font-size="10pt" style:font-size-asian="10pt" style:font-size-complex="10pt"/>
    </style:style>
    <style:style style:name="P87" style:parent-style-name="Standard" style:family="paragraph">
      <style:text-properties style:font-name="Arial Narrow" style:font-name-complex="Arial Narrow" fo:font-size="10pt" style:font-size-asian="10pt" style:font-size-complex="10pt"/>
    </style:style>
    <style:style style:name="TableColumn89" style:family="table-column">
      <style:table-column-properties style:column-width="1.2in" style:use-optimal-column-width="false"/>
    </style:style>
    <style:style style:name="TableColumn90" style:family="table-column">
      <style:table-column-properties style:column-width="4.843in" style:use-optimal-column-width="false"/>
    </style:style>
    <style:style style:name="Table88" style:family="table">
      <style:table-properties style:width="6.043in" fo:margin-left="-0.0784in" table:align="left"/>
    </style:style>
    <style:style style:name="TableRow91" style:family="table-row">
      <style:table-row-properties style:min-row-height="0.4791in"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T93" style:parent-style-name="DefaultParagraphFont" style:family="text"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TableCell9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T95" style:parent-style-name="DefaultParagraphFont" style:family="text"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list-style-name="LFO13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99" style:parent-style-name="Standard" style:list-style-name="LFO13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100" style:parent-style-name="Standard" style:list-style-name="LFO13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101" style:parent-style-name="Standard" style:list-style-name="LFO13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102" style:parent-style-name="Standard" style:family="paragraph">
      <style:paragraph-properties style:snap-to-layout-grid="false"/>
      <style:text-properties style:font-name="Arial Narrow" style:font-name-complex="Arial Narrow" fo:font-size="10pt" style:font-size-asian="10pt" style:font-size-complex="10pt"/>
    </style:style>
    <style:style style:name="P103" style:parent-style-name="Standard" style:family="paragraph">
      <style:text-properties style:font-name="Arial Narrow" style:font-name-complex="Arial Narrow" fo:font-size="10pt" style:font-size-asian="10pt" style:font-size-complex="10pt"/>
    </style:style>
    <style:style style:name="TableColumn105" style:family="table-column">
      <style:table-column-properties style:column-width="1.2in" style:use-optimal-column-width="false"/>
    </style:style>
    <style:style style:name="TableColumn106" style:family="table-column">
      <style:table-column-properties style:column-width="4.843in" style:use-optimal-column-width="false"/>
    </style:style>
    <style:style style:name="Table104" style:family="table">
      <style:table-properties style:width="6.043in" fo:margin-left="-0.0784in" table:align="left"/>
    </style:style>
    <style:style style:name="TableRow107" style:family="table-row">
      <style:table-row-properties style:min-row-height="0.2395in" style:use-optimal-row-height="false"/>
    </style:style>
    <style:style style:name="TableCell1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T109" style:parent-style-name="DefaultParagraphFont" style:family="text"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TableCell11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T111" style:parent-style-name="DefaultParagraphFont" style:family="text"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TableRow112" style:family="table-row">
      <style:table-row-properties style:min-row-height="0.3083in" style:use-optimal-row-height="false"/>
    </style:style>
    <style:style style:name="TableCell11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T114" style:parent-style-name="DefaultParagraphFont" style:family="text"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list-style-name="LFO17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118" style:parent-style-name="Standard" style:list-style-name="LFO17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119" style:parent-style-name="Standard" style:list-style-name="LFO17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120" style:parent-style-name="Standard" style:list-style-name="LFO17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121" style:parent-style-name="Standard" style:family="paragraph">
      <style:paragraph-properties style:snap-to-layout-grid="false"/>
      <style:text-properties style:font-name="Arial Narrow" style:font-name-complex="Arial Narrow" fo:font-size="10pt" style:font-size-asian="10pt" style:font-size-complex="10pt"/>
    </style:style>
    <style:style style:name="P122" style:parent-style-name="Standard" style:family="paragraph">
      <style:paragraph-properties style:snap-to-layout-grid="false"/>
      <style:text-properties style:font-name="Arial Narrow" style:font-name-complex="Arial Narrow" fo:font-size="10pt" style:font-size-asian="10pt" style:font-size-complex="10pt"/>
    </style:style>
    <style:style style:name="P123" style:parent-style-name="Standard" style:family="paragraph">
      <style:text-properties style:font-name="Arial Narrow" style:font-name-complex="Arial Narrow" fo:font-size="10pt" style:font-size-asian="10pt" style:font-size-complex="10pt"/>
    </style:style>
    <style:style style:name="P124" style:parent-style-name="Standard" style:family="paragraph">
      <style:text-properties style:font-name="Arial Narrow" style:font-name-complex="Arial Narrow" fo:font-size="10pt" style:font-size-asian="10pt" style:font-size-complex="10pt"/>
    </style:style>
    <style:style style:name="P125" style:parent-style-name="Standard" style:family="paragraph">
      <style:text-properties style:font-name="Arial Narrow" style:font-name-complex="Arial Narrow" fo:font-size="10pt" style:font-size-asian="10pt" style:font-size-complex="10pt"/>
    </style:style>
    <style:style style:name="P126" style:parent-style-name="Standard" style:family="paragraph">
      <style:text-properties style:font-name="Arial Narrow" style:font-name-complex="Arial Narrow" fo:font-size="10pt" style:font-size-asian="10pt" style:font-size-complex="10pt"/>
    </style:style>
    <style:style style:name="TableColumn128" style:family="table-column">
      <style:table-column-properties style:column-width="1.2in" style:use-optimal-column-width="false"/>
    </style:style>
    <style:style style:name="TableColumn129" style:family="table-column">
      <style:table-column-properties style:column-width="4.843in" style:use-optimal-column-width="false"/>
    </style:style>
    <style:style style:name="Table127" style:family="table">
      <style:table-properties style:width="6.043in" fo:margin-left="-0.0784in" table:align="left"/>
    </style:style>
    <style:style style:name="TableRow130" style:family="table-row">
      <style:table-row-properties style:min-row-height="0.2395in" style:use-optimal-row-height="false"/>
    </style:style>
    <style:style style:name="TableCell131" style:family="table-cell">
      <style:table-cell-properties fo:border-top="0.0069in solid #000000" fo:border-left="0.0069in solid #000000" fo:border-bottom="0.0069in solid #000000" fo:border-right="none" fo:background-color="#BFBFBF" style:writing-mode="lr-tb" fo:padding-top="0in" fo:padding-left="0.075in" fo:padding-bottom="0in" fo:padding-right="0.075in"/>
    </style:style>
    <style:style style:name="T132" style:parent-style-name="DefaultParagraphFont" style:family="text"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TableCell13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T134" style:parent-style-name="DefaultParagraphFont" style:family="text"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T137" style:parent-style-name="DefaultParagraphFont" style:family="text">
      <style:text-properties style:font-name="Arial Narrow" style:font-name-complex="Arial Narrow" fo:font-weight="bold" style:font-weight-asian="bold" fo:font-size="10pt" style:font-size-asian="10pt" style:font-size-complex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0" style:parent-style-name="Standard" style:list-style-name="LFO16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141" style:parent-style-name="Standard" style:list-style-name="LFO16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142" style:parent-style-name="Standard" style:list-style-name="LFO16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143" style:parent-style-name="Standard" style:list-style-name="LFO16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144" style:parent-style-name="Standard" style:list-style-name="LFO16" style:family="paragraph">
      <style:paragraph-properties fo:border="0.0034in solid #E5E7EB" fo:padding="0in" style:shadow="none" style:snap-to-layout-grid="false"/>
      <style:text-properties style:font-name="Arial Narrow" style:font-name-complex="Arial Narrow"/>
    </style:style>
    <style:style style:name="P145" style:parent-style-name="Standard" style:family="paragraph">
      <style:paragraph-properties style:snap-to-layout-grid="false"/>
      <style:text-properties style:font-name="Arial Narrow" style:font-name-complex="Arial Narrow" fo:font-size="10pt" style:font-size-asian="10pt" style:font-size-complex="10pt"/>
    </style:style>
    <style:style style:name="P146" style:parent-style-name="Standard" style:family="paragraph">
      <style:paragraph-properties style:snap-to-layout-grid="false"/>
      <style:text-properties style:font-name="Arial Narrow" style:font-name-complex="Arial Narrow" fo:font-size="10pt" style:font-size-asian="10pt" style:font-size-complex="10pt"/>
    </style:style>
    <style:style style:name="P147" style:parent-style-name="Standard" style:family="paragraph">
      <style:text-properties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EJERCICIO 1</text:span></text:p>
          </table:table-cell>
          <table:table-cell table:style-name="TableCell8">
            <text:p text:style-name="Standard"><text:span text:style-name="T9">CREAR DOS USUARIOS EN UNA UNIDAD ORGANIZATIVA DE NOMBRE “UOCONTABILIDAD” EN EL DOMINIO, CON LOS NOMBRES “EMPLEADO1” <text:s/>Y “JEFE1”. <text:s/></text:span></text:p>
          </table:table-cell>
        </table:table-row>
        <table:table-row table:style-name="TableRow10">
          <table:table-cell table:style-name="TableCell11" table:number-columns-spanned="2">
            <text:p text:style-name="Standard"><text:span text:style-name="T12">En el recuadro que hay a continuación debes incluir los pasos que has seguido para realizar lo solicitado.</text:span></text:p>
          </table:table-cell>
          <table:covered-table-cell/>
        </table:table-row>
        <table:table-row table:style-name="TableRow13">
          <table:table-cell table:style-name="TableCell14" table:number-columns-spanned="2">
            <text:list text:style-name="LFO5" text:continue-numbering="true">
              <text:list-item>
                <text:p text:style-name="P15">Abrir el "Administrador del servidor".</text:p>
              </text:list-item>
              <text:list-item>
                <text:p text:style-name="P16">Seleccionar "Herramientas" luego "Usuarios y equipos de Active Directory".</text:p>
              </text:list-item>
              <text:list-item>
                <text:p text:style-name="P17">Crear una nueva unidad organizativa llamada "UOCONTABILIDAD".</text:p>
              </text:list-item>
              <text:list-item>
                <text:p text:style-name="P18">Hacer clic derecho en la unidad organizativa y seleccionar "Nuevo" y luego "Usuario".</text:p>
              </text:list-item>
              <text:list-item>
                <text:p text:style-name="P19">Crear un usuario llamado "EMPLEADO1".</text:p>
              </text:list-item>
              <text:list-item>
                <text:p text:style-name="P20">Hacer lo mismo que antes para jefe</text:p>
              </text:list-item>
            </text:list>
            <text:p text:style-name="P21"/>
            <text:p text:style-name="P22"/>
            <text:p text:style-name="P23"/>
          </table:table-cell>
          <table:covered-table-cell/>
        </table:table-row>
      </table:table>
      <text:p text:style-name="P24"/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Standard"><text:span text:style-name="T30">EJERCICIO 2</text:span></text:p>
          </table:table-cell>
          <table:table-cell table:style-name="TableCell31">
            <text:p text:style-name="Standard"><text:span text:style-name="T32">CREAR DOS USUARIOS EN UNA UNIDAD ORGANIZATIVA DE NOMBRE “UORRHH” EN EL DOMINIO, CON LOS NOMBRES “EMPLEADO2” <text:s/>Y “JEFE2” UTILIZANDO EL <text:s/>MODO COMANDO.</text:span></text:p>
          </table:table-cell>
        </table:table-row>
        <table:table-row table:style-name="TableRow33">
          <table:table-cell table:style-name="TableCell34" table:number-columns-spanned="2">
            <text:p text:style-name="Standard"><text:span text:style-name="T35">En el recuadro que hay a continuación debes incluir los pasos que has seguido.</text:span></text:p>
          </table:table-cell>
          <table:covered-table-cell/>
        </table:table-row>
        <table:table-row table:style-name="TableRow36">
          <table:table-cell table:style-name="TableCell37" table:number-columns-spanned="2">
            <text:list text:style-name="LFO10" text:continue-numbering="true">
              <text:list-item>
                <text:p text:style-name="P38">Abrir el "Símbolo del sistema" como administrador.</text:p>
              </text:list-item>
              <text:list-item>
                <text:p text:style-name="P39">Ejecutar el comando "dsadd ou "OU=UORRHH,DC=dominio,DC=com"" para crear una nueva unidad organizativa llamada "UORRHH".</text:p>
              </text:list-item>
              <text:list-item>
                <text:p text:style-name="P40">Ejecutar el comando "dsadd user "CN=EMPLEADO2,OU=UORRHH,DC=dominio,DC=com"" para crear un usuario llam "EMPLEADO2" en la unidad organizativa "UORRHH".</text:p>
              </text:list-item>
            </text:list>
            <text:p text:style-name="P41"/>
            <text:p text:style-name="P42"/>
            <text:p text:style-name="P43"/>
          </table:table-cell>
          <table:covered-table-cell/>
        </table:table-row>
      </table:table>
      <text:p text:style-name="P44"/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Standard"><text:span text:style-name="T50">EJERCICIO 3</text:span></text:p>
          </table:table-cell>
          <table:table-cell table:style-name="TableCell51">
            <text:p text:style-name="Standard"><text:span text:style-name="T52">CREAR DOS USUARIOS EN UNA UNIDAD ORGANIZATIVA DE NOMBRE “UOCONTABILIDAD2” EN EL DOMINIO, CON LOS NOMBRES “EMPLEADO3” <text:s/>Y “JEFE3”.</text:span></text:p>
          </table:table-cell>
        </table:table-row>
        <table:table-row table:style-name="TableRow53">
          <table:table-cell table:style-name="TableCell54" table:number-columns-spanned="2">
            <text:list text:style-name="LFO11" text:continue-numbering="true">
              <text:list-item>
                <text:p text:style-name="P55">Abrir el "Administrador del servidor".</text:p>
              </text:list-item>
              <text:list-item>
                <text:p text:style-name="P56">Seleccionar "Herramientas" y luego "Usuarios y equipos de Active Directory".</text:p>
              </text:list-item>
              <text:list-item>
                <text:p text:style-name="P57">Crear una nueva unidad organizativa llamada "UOCONTABILIDAD2".</text:p>
              </text:list-item>
              <text:list-item>
                <text:p text:style-name="P58">Hacer clic derecho en la unidad organizativa y seleccionar "Nuevo" y luego "Usuario".</text:p>
              </text:list-item>
              <text:list-item>
                <text:p text:style-name="P59">Crear un usuario llamado "EMPLEADO3".</text:p>
              </text:list-item>
            </text:list>
            <text:p text:style-name="P60"/>
            <text:p text:style-name="P61"/>
            <text:p text:style-name="P62"/>
            <text:p text:style-name="P63"/>
          </table:table-cell>
          <table:covered-table-cell/>
        </table:table-row>
      </table:table>
      <text:p text:style-name="P64"/>
      <table:table table:style-name="Table65">
        <table:table-columns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Standard"><text:span text:style-name="T70">EJERCICIO 4</text:span></text:p>
          </table:table-cell>
          <table:table-cell table:style-name="TableCell71">
            <text:p text:style-name="Standard"><text:span text:style-name="T72">CREA UN GRUPO DE NOMBRE “EMPLEADOS” Y OTRO DE NOMBRE “JEFES”, INTRODUCE LOS USUARIOS CON NOMBRE EMPLEADO* EN EL GRUPO “EMPLEADOS” Y LO MISMO CON LOS JEFES. Ambos grupos serán globales y de seguridad</text:span></text:p>
          </table:table-cell>
        </table:table-row>
        <table:table-row table:style-name="TableRow73">
          <table:table-cell table:style-name="TableCell74" table:number-columns-spanned="2">
            <text:p text:style-name="Standard"><text:span text:style-name="T75">En el recuadro que hay a continuación debes incluir los pasos que has seguido.</text:span></text:p>
          </table:table-cell>
          <table:covered-table-cell/>
        </table:table-row>
        <table:table-row table:style-name="TableRow76">
          <table:table-cell table:style-name="TableCell77" table:number-columns-spanned="2">
            <text:list text:style-name="LFO12" text:continue-numbering="true">
              <text:list-item>
                <text:p text:style-name="P78">Abrir el "Administrador del servidor".</text:p>
              </text:list-item>
              <text:list-item>
                <text:p text:style-name="P79">Seleccionar "Herramientas" y luego "Usuarios y equipos de Active Directory".</text:p>
              </text:list-item>
              <text:list-item>
                <text:p text:style-name="P80">Crear un grupo global de seguridad llamado "EMPLEADOS".</text:p>
              </text:list-item>
              <text:list-item>
                <text:p text:style-name="P81">Crear un grupo global de seguridad llamado "JEFES".</text:p>
              </text:list-item>
              <text:list-item>
                <text:p text:style-name="P82">Hacer clic derecho en el grupo "EMPLEADOS" y seleccionar "Propiedades".</text:p>
              </text:list-item>
              <text:list-item>
                <text:p text:style-name="P83">En la pestaña "Miembros", agregar los usuarios con nombre "EMPLEADO*" al grupo.</text:p>
              </text:list-item>
            </text:list>
            <text:p text:style-name="P84"/>
          </table:table-cell>
          <table:covered-table-cell/>
        </table:table-row>
      </table:table>
      <text:p text:style-name="P85"/>
      <text:p text:style-name="P86"/>
      <text:p text:style-name="P87"/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Standard"><text:span text:style-name="T93">EJERCICIO 5</text:span></text:p>
          </table:table-cell>
          <table:table-cell table:style-name="TableCell94">
            <text:p text:style-name="Standard"><text:span text:style-name="T95">CREA DOS UNIDADES ORGANIZATIVAS DE NOMBRE “UOCENTRAL” Y “UOOFICINA” EN LA UNIDAD ORGANIZATIVA “UOCONTABILIDAD”.</text:span></text:p>
          </table:table-cell>
        </table:table-row>
        <table:table-row table:style-name="TableRow96">
          <table:table-cell table:style-name="TableCell97" table:number-columns-spanned="2">
            <text:list text:style-name="LFO13" text:continue-numbering="true">
              <text:list-item>
                <text:p text:style-name="P98">Abrir el "Administrador del servidor".</text:p>
              </text:list-item>
              <text:list-item>
                <text:p text:style-name="P99">Seleccionar "Herramientas" y luego "Usuarios y equipos de Active Directory".</text:p>
              </text:list-item>
              <text:list-item>
                <text:p text:style-name="P100">Hacer clic derecho en la unidad organizativa "UOCONTABILIDAD" y seleccionar "Nueva unidad organizativa".</text:p>
              </text:list-item>
              <text:list-item>
                <text:p text:style-name="P101">Crear una nueva unidad organizativa llamada "UOCENTRAL"</text:p>
              </text:list-item>
            </text:list>
            <text:p text:style-name="P102"/>
          </table:table-cell>
          <table:covered-table-cell/>
        </table:table-row>
      </table:table>
      <text:p text:style-name="P103"/>
      <table:table table:style-name="Table104">
        <table:table-columns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Standard"><text:span text:style-name="T109">EJERCICIO 6</text:span></text:p>
          </table:table-cell>
          <table:table-cell table:style-name="TableCell110">
            <text:p text:style-name="Standard"><text:span text:style-name="T111">MUEVE LOS USUARIOS “EMPLEADO1” Y “JEFE1” A LA UNIDAD ORGANIZATIVA “UOCENTRAL”, Y LOS USUARIOS “EMPLEADO3” Y “JEFE3” A LA UNIDAD ORGANIZATIVA “UOOFICINA”,</text:span></text:p>
          </table:table-cell>
        </table:table-row>
        <table:table-row table:style-name="TableRow112">
          <table:table-cell table:style-name="TableCell113" table:number-columns-spanned="2">
            <text:p text:style-name="Standard"><text:span text:style-name="T114">En el recuadro que hay a continuación debes incluir los pasos que has seguido.</text:span></text:p>
          </table:table-cell>
          <table:covered-table-cell/>
        </table:table-row>
        <table:table-row table:style-name="TableRow115">
          <table:table-cell table:style-name="TableCell116" table:number-columns-spanned="2">
            <text:list text:style-name="LFO17" text:continue-numbering="true">
              <text:list-item>
                <text:p text:style-name="P117">Abrir el "Administrador del servidor".</text:p>
              </text:list-item>
              <text:list-item>
                <text:p text:style-name="P118">Seleccionar "Herramientas" y luego "Usuarios y equipos de Active Directory".</text:p>
              </text:list-item>
              <text:list-item>
                <text:p text:style-name="P119">Mover los usuarios "EMPLEADO1" y "JEFE1" a la unidad organizativa "UOCENTRAL".</text:p>
              </text:list-item>
              <text:list-item>
                <text:p text:style-name="P120">Mover los usuarios "EMPLEADO3" y "JEFE3" a la unidad organizativa "UOOFICINA".</text:p>
              </text:list-item>
            </text:list>
            <text:p text:style-name="P121"/>
            <text:p text:style-name="P122"/>
          </table:table-cell>
          <table:covered-table-cell/>
        </table:table-row>
      </table:table>
      <text:p text:style-name="P123"/>
      <text:p text:style-name="P124"/>
      <text:p text:style-name="P125"/>
      <text:p text:style-name="P126"/>
      <table:table table:style-name="Table127">
        <table:table-columns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Standard"><text:span text:style-name="T132">EJERCICIO 8</text:span></text:p>
          </table:table-cell>
          <table:table-cell table:style-name="TableCell133">
            <text:p text:style-name="Standard"><text:span text:style-name="T134">DELEGA EL CONTROL DE CAMBIO DE CONTRASEÑA EN LA UNIDAD ORGANIZATIVA “UOCENTRAL” AL USUARIO “JEFE1”, Y AL USUARIO “JEFE3” EN LA UNIDAD ORGANIZATIVA “UOOFICINA”.</text:span></text:p>
          </table:table-cell>
        </table:table-row>
        <table:table-row table:style-name="TableRow135">
          <table:table-cell table:style-name="TableCell136" table:number-columns-spanned="2">
            <text:p text:style-name="Standard"><text:span text:style-name="T137">En el recuadro que hay a continuación debes incluir los pasos que has seguido</text:span></text:p>
          </table:table-cell>
          <table:covered-table-cell/>
        </table:table-row>
        <table:table-row table:style-name="TableRow138">
          <table:table-cell table:style-name="TableCell139" table:number-columns-spanned="2">
            <text:list text:style-name="LFO16" text:continue-numbering="true">
              <text:list-item>
                <text:p text:style-name="P140">Abrir el "Administrador del servidor".</text:p>
              </text:list-item>
              <text:list-item>
                <text:p text:style-name="P141">Seleccionar "Herramientas" y luego "Usuarios y equipos de Active Directory".</text:p>
              </text:list-item>
              <text:list-item>
                <text:p text:style-name="P142">Hacer clic derecho en la unidad organizativa "UOCENTRAL" y seleccionar "Delegar control".</text:p>
              </text:list-item>
              <text:list-item>
                <text:p text:style-name="P143">Seguir el asistente para delegar el control de cambio de contraseña al usuario "JEFE1".</text:p>
              </text:list-item>
              <text:list-item>
                <text:p text:style-name="P144">Repetir el paso anterior para delegar el control de cambio de contraseña al usuario "JEFE3" en la unidad organizativa "UOOFICINA".</text:p>
              </text:list-item>
            </text:list>
            <text:p text:style-name="P145"/>
            <text:p text:style-name="P146"/>
          </table:table-cell>
          <table:covered-table-cell/>
        </table:table-row>
      </table:table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Lohit Marathi" svg:font-family="Lohit Marath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size-complex="12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Lohit Marath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Marathi" fo:hyphenate="false"/>
    </style:style>
    <style:style style:name="Encabezado1" style:display-name="Encabezado1" style:family="paragraph" style:parent-style-name="Standard">
      <style:paragraph-properties fo:keep-with-next="always" fo:margin-top="0.1666in" fo:margin-bottom="0.0833in"/>
      <style:text-properties style:font-name="Arial" style:font-name-asian="Droid Sans Fallback" style:font-name-complex="Lohit Hindi" fo:font-size="14pt" style:font-size-asian="14pt" style:font-size-complex="14pt" fo:hyphenate="false"/>
    </style:style>
    <style:style style:name="Índice" style:display-name="Índice" style:family="paragraph" style:parent-style-name="Standard">
      <style:paragraph-properties text:number-lines="false"/>
      <style:text-properties style:font-name-complex="Lohit Hindi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ontenidodelatabla" style:display-name="Contenido de la tabla" style:family="paragraph" style:parent-style-name="Standard">
      <style:paragraph-properties text:number-lines="false"/>
      <style:text-properties fo:hyphenate="false"/>
    </style:style>
    <style:style style:name="Encabezadodelatabla" style:display-name="Encabezado de la tabla" style:family="paragraph" style:parent-style-name="Contenidodelatabla">
      <style:paragraph-properties fo:text-align="center"/>
      <style:text-properties fo:font-weight="bold" style:font-weight-asian="bold" style:font-weight-complex="bold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language-asian="es" style:country-asian="ES" fo:hyphenate="tru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3z0" style:display-name="WW8Num3z0" style:family="text">
      <style:text-properties style:font-name="Arial Narrow" style:font-name-asian="Times New Roman" style:font-name-complex="Times New Roman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Fuentedepárrafopredeter.1" style:display-name="Fuente de párrafo predeter.1" style:family="text"/>
    <style:style style:name="PageNumber" style:display-name="Page Number" style:family="text" style:parent-style-name="Fuentedepárrafopredeter.1"/>
    <style:style style:name="Strong" style:display-name="Strong" style:family="text">
      <style:text-properties fo:font-weight="bold" style:font-weight-asian="bold" style:font-weight-complex="bol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text-th-primary-dark" style:display-name="text-th-primary-dark" style:family="paragraph" style:parent-style-name="Normal">
      <style:paragraph-properties fo:widows="2" fo:orphans="2" style:vertical-align="auto" fo:margin-top="0.0694in" fo:margin-bottom="0.0694in"/>
      <style:text-properties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icie una sesión de trabajo en UNIX</dc:title>
    <meta:initial-creator>Fernando</meta:initial-creator>
    <dc:creator>Ethan Alexsander</dc:creator>
    <meta:creation-date>2014-11-14T10:02:00Z</meta:creation-date>
    <dc:date>2023-05-29T15:15:00Z</dc:date>
    <meta:print-date>1900-12-31T23:00:00Z</meta:print-date>
    <meta:template xlink:href="Normal.dotm" xlink:type="simple"/>
    <meta:editing-cycles>5</meta:editing-cycles>
    <meta:editing-duration>PT3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7" meta:word-count="599" meta:character-count="3890" meta:row-count="27" meta:non-whitespace-character-count="3298"/>
  </office:meta>
</office:document-meta>
</file>